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margin-left="0.5in" fo:margin-right="0in" fo:text-indent="0.5in" style:auto-text-indent="false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uego 2D Asteroids </text:p>
      <text:p text:style-name="Standard"/>
      <text:p text:style-name="Standard">-Requerimientos:</text:p>
      <text:p text:style-name="P1">3 vidas con invencibilidad temporal al reaparecer </text:p>
      <text:p text:style-name="Standard"><text:tab/><text:tab/>Asteroides se paren en fragmentos mas pequeños al ser destruidos </text:p>
      <text:p text:style-name="Standard"><text:tab/><text:tab/>Power- ups con efectos especiales </text:p>
      <text:p text:style-name="P2"><text:tab/>Estrellas fugaces /asteroides especiales con estelas azules y escudos verdes</text:p>
      <text:p text:style-name="P2"><text:tab/>Partículas de explosion al destruir asteroides</text:p>
      <text:p text:style-name="P3"/>
      <text:p text:style-name="P3">-Comunicación con el cliente </text:p>
      <text:p text:style-name="P2"/>
      <text:p text:style-name="P3">Juntas semanales con el cliente para pulir especificaciones o realizar cambios al proyecto</text:p>
      <text:p text:style-name="P3"/>
      <text:p text:style-name="P3">-UML</text:p>
      <text:p text:style-name="P3"><text:s text:c="2"/></text:p>
      <text:p text:style-name="P3">No tiene base de datos</text:p>
      <text:p text:style-name="P3"/>
      <text:p text:style-name="P3">RRHH</text:p>
      <text:p text:style-name="P3"/>
      <text:p text:style-name="P3">-Un programador</text:p>
      <text:p text:style-name="P3">-Un diseñador</text:p>
      <text:p text:style-name="P3">-Un especialista en audiovisual </text:p>
      <text:p text:style-name="P3"/>
      <text:p text:style-name="P3">Presupuesto</text:p>
      <text:p text:style-name="P3"/>
      <text:p text:style-name="P3"><text:soft-page-break/>Contaría con un presupuesto de alrededor de 20 mil para pagar a los trabajadores mas algun gasto adicional que pueda surgir.</text:p>
      <text:p text:style-name="P3"><text:s text:c="2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9" meta:word-count="96" meta:character-count="660" meta:non-whitespace-character-count="565"/>
    <meta:generator>LibreOfficeDev/6.0.5.2$Linux_X86_64 LibreOffice_project/</meta:generator>
  </office:meta>
</office:document-meta>
</file>